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528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4.653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5075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35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ae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ae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ivendell Standard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12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Standard Data Interchange Format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ternative Names:</text:p>
          </table:table-cell>
          <table:table-cell/>
          <table:table-cell table:style-name="ce13" office:value-type="string">
            <text:p>PowerGold, RadioTraffic.com, Music 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g Format – Sent from scheduler system to Rivendell</text:p>
          </table:table-cell>
          <table:table-cell/>
          <table:table-cell table:style-name="ce14"/>
          <table:table-cell table:number-columns-repeated="1021"/>
        </table:table-row>
        <table:table-row table:style-name="ro4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8"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Rivendell cart number, numeric, six digits max, right padded with spaces</text:p>
          </table:table-cell>
          <table:table-cell table:number-columns-repeated="1021"/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4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4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Event GUID. <text:s/>This value will be returned in the reconciliation repor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5">
          <table:table-cell table:style-name="ce6" office:value-type="string" table:number-columns-spanned="3" table:number-rows-spanned="1">
            <text:p>Data is sent in the form of one file per station per day. <text:s/>Filename is of the form 'SSYYYYMMDD.EEE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scheduler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7" office:value-type="string">
            <text:p>EEE</text:p>
          </table:table-cell>
          <table:table-cell table:style-name="ce17" office:value-type="string">
            <text:p>The file extension. <text:s/>This should be 'tfc' for all systems except Music 1, where it should be 'riv'.</text:p>
          </table:table-cell>
          <table:table-cell table:number-columns-repeated="1021"/>
        </table:table-row>
        <table:table-row table:style-name="ro4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6">
          <table:table-cell table:style-name="ce7"/>
          <table:table-cell table:style-name="ce10" office:value-type="string" table:number-columns-spanned="2" table:number-rows-spanned="1">
            <text:p>For example, a log for the scheduler's station #3 for August 5th, 2009 would be named '0320090805.tfc'.</text:p>
          </table:table-cell>
          <table:covered-table-cell table:style-name="ce17"/>
          <table:table-cell table:number-columns-repeated="1021"/>
        </table:table-row>
        <table:table-row table:style-name="ro4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3" office:value-type="string">
            <text:p>Reconciliation Format – returned from Rivendell to scheduler syste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ternative Names:</text:p>
          </table:table-cell>
          <table:table-cell/>
          <table:table-cell table:style-name="ce13" office:value-type="string">
            <text:p>CounterPoint, PowerGold, RadioTraffic.com, Music 1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8"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cheduled event start time in broken-down format --i.e. 'HH:MM:SS'</text:p>
          </table:table-cell>
          <table:table-cell table:number-columns-repeated="1021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Actual event start time in broken-down format – 'HH:MM:SS'</text:p>
          </table:table-cell>
          <table:table-cell table:number-columns-repeated="1021"/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Scheduled event length in broken-down format –i.e. 'HH:MM:SS'</text:p>
          </table:table-cell>
          <table:table-cell table:number-columns-repeated="1021"/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Actual event playout length in broken-down format –i.e. 'HH:MM:SS'</text:p>
          </table:table-cell>
          <table:table-cell table:number-columns-repeated="1021"/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Rivendell cart number, numeric, left padded with zeros</text:p>
          </table:table-cell>
          <table:table-cell table:number-columns-repeated="1021"/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7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Event GUID, ASCII printable characters as provided by scheduler system. <text:s/>If event was manually inserted, this field will consist of all spaces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ce6" office:value-type="string" table:number-columns-spanned="3" table:number-rows-spanned="1">
            <text:p>Data is returned in the form of one file per station per day. <text:s/>Filename is of the form 'SSYYYYMMDD.elr', where:</text:p>
          </table:table-cell>
          <table:covered-table-cell table:style-name="ce11"/>
          <table:covered-table-cell/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scheduler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.elr</text:p>
          </table:table-cell>
          <table:table-cell table:style-name="ce17" office:value-type="string">
            <text:p>A literal '.elr'</text:p>
          </table:table-cell>
          <table:table-cell table:number-columns-repeated="1021"/>
        </table:table-row>
        <table:table-row table:style-name="ro4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6">
          <table:table-cell table:style-name="ce7"/>
          <table:table-cell table:style-name="ce10" office:value-type="string" table:number-columns-spanned="2" table:number-rows-spanned="1">
            <text:p>For example, an AsPlayed report for the scheduler's station #3 for August 5th, 2009 would be named '0320090805.elr'.</text:p>
          </table:table-cell>
          <table:covered-table-cell table:style-name="ce17"/>
          <table:table-cell table:number-columns-repeated="1021"/>
        </table:table-row>
        <table:table-row table:style-name="ro4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4" table:number-rows-repeated="654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unterPoint" table:style-name="ta2" table:print="false">
        <table:table-column table:style-name="co1" table:default-cell-style-name="ce5"/>
        <table:table-column table:style-name="co4" table:default-cell-style-name="ce5"/>
        <table:table-column table:style-name="co5" table:default-cell-style-name="ce12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CounterPoint Schedule Data Interchange Format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og Format – Sent from CounterPoint to Rivendell</text:p>
          </table:table-cell>
          <table:table-cell/>
          <table:table-cell table:style-name="ce14"/>
          <table:table-cell table:number-columns-repeated="1021"/>
        </table:table-row>
        <table:table-row table:style-name="ro8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Rivendell cart number, numeric, six digits max, right padded with spaces</text:p>
          </table:table-cell>
          <table:table-cell table:number-columns-repeated="1021"/>
        </table:table-row>
        <table:table-row table:style-name="ro9"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9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Generic Element ISCI Code, right padded with spaces</text:p>
          </table:table-cell>
          <table:table-cell table:number-columns-repeated="1021"/>
        </table:table-row>
        <table:table-row table:style-name="ro10"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string">
            <text:p>Event GUID, <text:s/>ASCII printable characters as provided by CounterPoint, right padded with spaces. <text:s/>This value will be returned in the reconciliation repor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9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11">
          <table:table-cell table:style-name="ce6" office:value-type="string" table:number-columns-spanned="3" table:number-rows-spanned="1">
            <text:p>Data is sent in the form of one file per station per day. <text:s/>Filename is of the form 'SSYYYYMMDD.tfc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CounterPoin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.tfc</text:p>
          </table:table-cell>
          <table:table-cell table:style-name="ce17" office:value-type="string">
            <text:p>A literal '.cpi'</text:p>
          </table:table-cell>
          <table:table-cell table:number-columns-repeated="1021"/>
        </table:table-row>
        <table:table-row table:style-name="ro4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2">
          <table:table-cell table:style-name="ce7"/>
          <table:table-cell table:style-name="ce10" office:value-type="string" table:number-columns-spanned="2" table:number-rows-spanned="1">
            <text:p>For example, a log for CounterPoint's station #3 for August 5th, 2009 would be named '0320090805.cpi'.</text:p>
          </table:table-cell>
          <table:covered-table-cell table:style-name="ce17"/>
          <table:table-cell table:number-columns-repeated="1021"/>
        </table:table-row>
        <table:table-row table:style-name="ro4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3" office:value-type="string">
            <text:p>Reconciliation Format – returned from Rivendell to CounterPoint</text:p>
          </table:table-cell>
          <table:table-cell table:number-columns-repeated="1023"/>
        </table:table-row>
        <table:table-row table:style-name="ro9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cheduled event start time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Actual event start time in broken-down format – 'HH:MM:SS'</text:p>
          </table:table-cell>
          <table:table-cell table:number-columns-repeated="1021"/>
        </table:table-row>
        <table:table-row table:style-name="ro9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Scheduled event length in broken-down format –i.e. 'HH:MM:SS'</text:p>
          </table:table-cell>
          <table:table-cell table:number-columns-repeated="1021"/>
        </table:table-row>
        <table:table-row table:style-name="ro9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Actual event playout length in broken-down format –i.e. 'HH:MM:SS'</text:p>
          </table:table-cell>
          <table:table-cell table:number-columns-repeated="1021"/>
        </table:table-row>
        <table:table-row table:style-name="ro9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Rivendell cart number, numeric, left padded with zeros</text:p>
          </table:table-cell>
          <table:table-cell table:number-columns-repeated="1021"/>
        </table:table-row>
        <table:table-row table:style-name="ro9"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13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Event GUID, ASCII printable characters as provided by CounterPoint. <text:s/>If event was manually inserted, this field will consist of all spaces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number-columns-repeated="2"/>
          <table:table-cell table:number-columns-repeated="1021"/>
        </table:table-row>
        <table:table-row table:style-name="ro15">
          <table:table-cell table:style-name="ce6" office:value-type="string" table:number-columns-spanned="3" table:number-rows-spanned="1">
            <text:p>Data is returned in the form of one file per station per day. <text:s/>Filename is of the form 'SSYYYYMMDD.elr', where:</text:p>
          </table:table-cell>
          <table:covered-table-cell table:style-name="ce11"/>
          <table:covered-table-cell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CounterPoin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.elr</text:p>
          </table:table-cell>
          <table:table-cell table:style-name="ce17" office:value-type="string">
            <text:p>A literal '.cpo'</text:p>
          </table:table-cell>
          <table:table-cell table:number-columns-repeated="1021"/>
        </table:table-row>
        <table:table-row table:style-name="ro4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6">
          <table:table-cell table:style-name="ce7"/>
          <table:table-cell table:style-name="ce10" office:value-type="string" table:number-columns-spanned="2" table:number-rows-spanned="1">
            <text:p>For example, an AsPlayed report for CounterPoint's station #3 for August 5th, 2009 would be named '0320090805.cpo'.</text:p>
          </table:table-cell>
          <table:covered-table-cell table:style-name="ce17"/>
          <table:table-cell table:number-columns-repeated="1021"/>
        </table:table-row>
      </table:table>
      <table:table table:name="VisualTraffic" table:style-name="ta2" table:print="false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5" table:default-cell-style-name="ce12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VisualTraffic Schedule Data Interchange Format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og Format – Sent from VisualTraffic to Rivendell</text:p>
          </table:table-cell>
          <table:table-cell/>
          <table:table-cell table:style-name="ce14"/>
          <table:table-cell table:number-columns-repeated="1021"/>
        </table:table-row>
        <table:table-row table:style-name="ro8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Rivendell cart number, numeric, six digits max, left padded with zeros</text:p>
          </table:table-cell>
          <table:table-cell table:number-columns-repeated="1021"/>
        </table:table-row>
        <table:table-row table:style-name="ro9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9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string">
            <text:p>Artistm right padded with spaces</text:p>
          </table:table-cell>
          <table:table-cell table:number-columns-repeated="1021"/>
        </table:table-row>
        <table:table-row table:style-name="ro9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Event length, in format MMSS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9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11">
          <table:table-cell table:style-name="ce6" office:value-type="string" table:number-columns-spanned="3" table:number-rows-spanned="1">
            <text:p>Data is sent in the form of one file per station per day. <text:s/>Filename is of the form 'SSYYYYMMDD.tfc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VisualTraffic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7" office:value-type="string">
            <text:p>.tfc</text:p>
          </table:table-cell>
          <table:table-cell table:style-name="ce17" office:value-type="string">
            <text:p>A literal '.cpi'</text:p>
          </table:table-cell>
          <table:table-cell table:number-columns-repeated="1021"/>
        </table:table-row>
        <table:table-row table:style-name="ro4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2">
          <table:table-cell table:style-name="ce7"/>
          <table:table-cell table:style-name="ce10" office:value-type="string" table:number-columns-spanned="2" table:number-rows-spanned="1">
            <text:p>For example, a log for VisualTraffic's station #3 for August 5th, 2009 would be named '0320090805.cpi'.</text:p>
          </table:table-cell>
          <table:covered-table-cell table:style-name="ce17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01/13/2010</text:date>, <text:time>12:4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7T18:05:30</meta:creation-date>
    <dc:date>2010-01-13T12:41:36</dc:date>
    <meta:editing-cycles>26</meta:editing-cycles>
    <meta:editing-duration>PT51H59M42S</meta:editing-duration>
    <meta:generator>OpenOffice.org/3.0$Unix OpenOffice.org_project/300m21$Build-9319</meta:generator>
    <meta:document-statistic meta:table-count="3" meta:cell-count="185" meta:object-count="0"/>
    <meta:user-defined meta:name="Info 1"/>
    <meta:user-defined meta:name="Info 2"/>
    <meta:user-defined meta:name="Info 3"/>
    <meta:user-defined meta:name="Info 4"/>
  </office:meta>
</office:document-meta>
</file>